
<file path=META-INF/manifest.xml><?xml version="1.0" encoding="utf-8"?>
<manifest:manifest xmlns:manifest="urn:oasis:names:tc:opendocument:xmlns:manifest:1.0" manifest:version="1.2">
  <manifest:file-entry manifest:media-type="application/vnd.oasis.opendocument.graphics"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gr1" style:family="graphic">
      <style:graphic-properties draw:fill="none" draw:stroke="none" fo:margin="1.000000000000000pt" style:wrap="biggest" style:wrap-dynamic-threshold="0.000000000000000pt"/>
    </style:style>
    <style:style style:name="gr2" style:family="graphic">
      <style:graphic-properties draw:fill="solid" draw:fill-color="#3a7dce" draw:stroke="none" fo:margin="1.000000000000000pt" style:wrap="biggest" style:wrap-dynamic-threshold="0.000000000000000pt" svg:fill-rule="evenodd"/>
    </style:style>
    <style:style style:name="gr3" style:family="graphic">
      <style:graphic-properties draw:fill="solid" draw:fill-color="#ffffff" draw:stroke="none" fo:margin="1.000000000000000pt" style:wrap="biggest" style:wrap-dynamic-threshold="0.000000000000000pt" svg:fill-rule="nonzero"/>
    </style:style>
    <style:style style:name="gr4" style:family="graphic">
      <style:graphic-properties draw:fill="none" draw:stroke="solid" draw:stroke-linejoin="round" fo:margin="1.000000000000000pt" style:wrap="biggest" style:wrap-dynamic-threshold="0.000000000000000pt" svg:fill-rule="nonzero" svg:stroke-color="#ffffff" svg:stroke-opacity="1" svg:stroke-width="0.510741620000000pt"/>
    </style:style>
    <style:style style:name="gr5" style:family="graphic">
      <style:graphic-properties draw:fill="none" draw:stroke="solid" draw:stroke-linejoin="round" fo:margin="1.000000000000000pt" style:wrap="biggest" style:wrap-dynamic-threshold="0.000000000000000pt" svg:fill-rule="nonzero" svg:stroke-color="#ffffff" svg:stroke-opacity="1" svg:stroke-width="0.510741616000000pt"/>
    </style:style>
    <style:style style:name="dp2" style:family="drawing-page"/>
  </office:automatic-styles>
  <office:body>
    <office:drawing>
      <draw:page draw:name="page1" draw:id="page1" draw:master-page-name="Default1" draw:style-name="dp2">
        <draw:layer-set>
          <draw:layer draw:name=""/>
        </draw:layer-set>
        <draw:g draw:style-name="gr1" draw:id="shape1" svg:y="0.00000000000pt">
          <draw:rect draw:style-name="gr2" draw:id="shape2" draw:name="rect561" draw:layer="" svg:width="150.00000000000pt" svg:height="100.00000000000pt"/>
          <draw:path draw:style-name="gr3" draw:id="shape3" draw:name="selection_to_path" draw:layer="" svg:width="94.58765401899pt" svg:height="82.47845536098pt" svg:x="24.28361040000pt" svg:y="9.86576296574pt" svg:viewBox="0 0 95 82" svg:d="M12.6388 38.1004C11.8236 36.4711 11.8236 36.4711 11.8236 34.8419C11.4158 34.8419 11.3394 34.9185 11.1036 34.8544C10.8679 34.7909 10.7788 36.3567 10.0142 36.0511C9.88689 35.8984 10.5621 34.7658 9.82957 34.2949C9.59382 34.1416 9.88689 33.2127 9.78491 32.8052C9.78491 32.8052 8.855 33.2888 8.1542 31.5835C7.81003 31.1378 7.33873 31.9906 7.33873 31.9906C7.33873 31.9906 7.5425 32.5125 7.17318 32.6399C6.6508 32.2579 6.26842 32.4582 5.60603 31.9333C4.94345 31.4082 5.74623 30.8069 4.48483 30.3615C5.30029 28.325 5.30029 28.7322 7.33873 27.9177C6.11554 27.103 6.11554 27.103 5.30029 25.881C4.07709 25.4737 3.66937 25.0666 2.44617 24.2519C0.815459 22.2153 0 18.1423 0 15.2912C1.03209 14.3365 2.44617 18.5496 4.48483 19.7715C4.48483 19.7715 7.33873 20.9934 7.33873 20.9934C8.96945 21.8082 9.37718 22.6226 10.6003 23.4372C10.6003 23.4372 14.2697 24.6593 14.2697 24.6593C15.9005 25.881 16.7159 27.5104 17.9391 27.9177C19.2641 27.9177 19.5193 27.1553 19.9442 27.1078C22.3411 26.9851 23.5642 26.6766 24.042 25.9574C24.5259 25.3847 25.6854 26.2884 28.947 25.0666C28.947 25.0666 28.5395 23.4372 28.5395 23.4372C28.5395 23.4372 29.4058 22.7245 30.5779 23.0299C30.5461 22.2853 30.4695 20.2998 31.6241 19.4039C30.9229 18.6691 31.3933 18.1423 31.3933 18.1423C31.3933 18.1423 32.0433 17.5186 32.1196 17.1876C31.7757 15.3929 32.4178 15.3652 32.5619 14.8371C32.7057 14.3091 32.0073 14.4901 32.2042 13.7622C32.4008 13.0342 33.5819 12.8613 33.7399 12.2617C33.8987 11.662 33.4033 11.3611 33.4318 11.2181C33.6867 10.6454 33.4702 9.29609 33.4318 8.77422C35.6233 8.1887 36.3368 6.40674 37.1012 7.14498C37.5089 4.70114 37.9166 3.88652 40.3628 3.88652C40.707 3.13558 39.4708 2.49912 39.9551 2.25729C40.7705 2.15547 41.3948 2.20641 42.3508 3.44107C42.6525 3.83232 42.7072 2.86828 43.0129 2.76643C43.3187 2.6646 44.0505 2.66301 44.1594 2.18092C44.2744 1.68449 44.4399 1.03538 44.8477 0.220774C45.1916 -0.441105 45.4591 0.475346 45.7649 1.77361C47.4851 1.83725 51.3709 2.21912 53.0016 2.6646C54.2248 2.98283 55.0403 2.34637 56.2124 2.21908C57.0787 3.08461 57.8942 2.43549 58.3528 4.2811C59.0003 5.27695 60.0599 4.37021 60.2895 4.66294C61.6529 8.41783 66.3415 5.88485 66.6981 5.94851C67.2967 5.94851 68.0281 7.6274 68.4994 7.58568C69.2654 7.45681 69.0486 6.93498 69.7175 7.14498C69.5389 8.5578 71.03 10.187 71.03 11.2434C71.03 11.2434 71.393 11.4216 71.7292 11.1082C72.0652 10.7949 72.3741 9.98976 72.6735 10.0088C73.3869 10.1107 73.676 10.2022 74.4983 10.3457C76.7089 11.1004 77.8349 11.2705 78.6937 11.6572C79.0931 12.3875 79.4801 12.7614 80.2898 12.6249C80.9588 13.0739 80.4708 13.6619 80.8658 13.7001C81.6814 13.2927 81.9489 12.8472 82.7641 13.2546C83.5795 13.6619 84.395 14.4766 84.8028 15.2912C84.8028 15.6983 84.395 17.3277 84.8028 19.7715C85.0065 20.5861 85.1053 21.232 85.9813 22.6291C85.7486 24.0642 87.0834 26.4793 87.0834 27.0904C87.0834 27.9048 86.4335 28.325 86.0257 29.1395C87.6566 30.3615 86.0257 32.3979 85.2105 33.62C91.3261 34.8419 88.4721 37.2857 93.3645 36.0638C92.1413 38.9149 92.5743 38.686 93.7976 41.5371C91.3512 43.1664 93.7469 43.6626 92.1161 45.699C92.0142 45.8264 93.084 47.4685 94.5877 47.4685C94.1799 50.7269 92.9567 49.5048 93.3645 54.3927C90.1537 54.3292 91.4532 58.0458 89.2874 57.6511C89.4147 59.9804 90.5232 60.1841 90.1028 62.5387C88.4721 62.946 88.4721 62.946 87.6566 64.168C87.6566 64.168 86.4335 63.7606 86.4335 63.7606C86.0257 65.7971 85.2105 66.2044 86.4335 68.2411C86.4335 68.2411 84.8536 68.2919 84.395 68.2411C84.3566 68.9413 85.0958 69.1322 85.2105 69.8702C85.1467 70.163 82.8914 71.4486 81.1333 71.4996C80.6747 72.5051 82.3564 73.5744 82.2546 74.0834C80.3433 74.4524 79.5025 76.7945 79.5025 76.7945C79.5025 76.7945 80.4835 77.1891 80.3179 77.6091C79.7958 77.2271 79.5025 77.2018 78.6872 77.2018C78.2795 77.3037 77.2858 77.1769 76.333 78.7833C75.2872 79.1279 74.7936 79.0033 74.0002 80.0513C73.649 79.0529 73.1439 80.0608 72.5262 80.448C71.909 80.8358 71.0777 81.7998 70.9661 81.7588C70.9916 81.4785 71.3485 80.4603 71.3485 80.4603C71.3485 80.4603 69.3098 80.8676 69.3098 80.8676C69.3098 80.8676 69.2189 80.8764 69.0588 80.8927C68.8985 80.9086 68.9413 79.7039 68.5549 79.7475C68.1687 79.7915 67.0634 81.2627 66.6866 81.3087C66.3105 81.3547 66.1914 80.8407 65.8672 80.8855C65.5431 80.9303 64.9111 82.4373 64.6816 82.4772C64.4521 82.5172 63.5417 81.5612 62.7614 81.6947C58.7479 83.1078 58.1107 78.9075 57.4864 81.2749C56.6457 80.8292 56.7912 81.0878 55.9368 81.3115C55.3917 81.452 55.342 80.5915 54.8573 80.6047C53.8873 80.6322 53.9382 81.5487 53.4094 81.2749C52.9765 79.3655 50.3641 79.7091 50.1095 78.8946C49.9023 78.045 51.2412 78.049 51.6743 77.4735C52.0054 76.643 51.3284 76.3276 52.6719 75.5265C54.423 74.3433 53.4164 73.8969 53.7233 73.0077C54.2725 71.7239 54.2757 71.4104 53.8171 70.2776C53.8171 70.2776 52.4537 66.6118 52.1862 66.6118C51.3709 66.3829 51.3709 67.9609 50.1731 68.3939C47.7269 69.2083 43.408 66.3317 42.6561 66.3317C41.9684 66.3446 38.7822 67.0854 38.9025 65.4983C38.4261 67.0415 36.6743 65.8609 36.5664 65.8609C34.9354 65.8609 35.5596 67.121 34.4638 67.07C33.9666 66.9046 28.947 66.6118 28.947 66.6118C28.947 66.6118 28.947 67.4264 28.947 67.4264C28.947 67.4264 25.6854 65.7972 25.6854 65.7972C25.6854 65.7972 22.8315 64.9827 22.8315 64.9827C20.3853 64.168 21.6085 62.1314 17.5313 63.3534C17.5313 63.3534 17.5313 60.9096 17.5313 60.9096C17.5313 60.9096 15.493 60.9096 15.493 60.9096C16.3082 56.0217 15.493 58.4658 15.0852 53.9854C15.0852 53.9854 13.4543 54.3927 13.4543 54.3927C11.8236 52.1906 15.7221 52.6106 12.2313 51.1342C12.2313 51.1342 12.2948 48.7029 11.4158 49.5049C11.2374 49.6068 11.8236 50.7269 11.8236 50.7269C8.56192 50.3196 7.74646 49.5049 7.74646 46.2464C7.74646 46.2464 10.4348 46.6285 10.1926 46.2464C9.81046 45.6355 9.31362 41.6643 9.40273 41.397C9.3645 40.8623 11.9 39.5134 11.4094 38.2274C11.7216 38.1129 12.6388 38.1004 12.6388 38.1004" koffice:nodeTypes="ccccccccccccccccccccccccccccccccccccccccccccccccccccccccccccccccccccccccccccccccccccccccccccccccccccccccccccccccccccccccccc"/>
          <draw:path draw:style-name="gr4" draw:id="shape4" draw:name="path556" draw:layer="" svg:width="0.20988314300pt" svg:height="0.72813600000pt" svg:x="119.96841564328pt" svg:y="59.98654560000pt" svg:viewBox="0 0 0 1" svg:d="M0.0792404 0C-0.0400956 0.26852 -0.0189276 0.536624 0.10444 0.728136C0.325984 0.39592 0.13892 0.242712 0.0792404 0Z" koffice:nodeTypes="ccc"/>
          <draw:path draw:style-name="gr5" draw:id="shape5" draw:name="path557" draw:layer="" svg:width="0.50577907043pt" svg:height="0.47616899882pt" svg:x="23.58632226260pt" svg:y="29.86212831308pt" svg:viewBox="0 0 1 0" svg:d="M0.505779 0.00364929C0.505779 0.00364929 -0.119948 -0.0729907 0.0205586 0.476169C0.224968 0.0546493 0.493079 0.0292493 0.505779 0.00364929Z" koffice:nodeTypes="ccc"/>
          <draw:path draw:style-name="gr5" draw:id="shape6" draw:name="path558" draw:layer="" svg:width="0.65347596820pt" svg:height="0.49792000000pt" svg:x="23.57913244032pt" svg:y="28.58892160000pt" svg:viewBox="0 0 1 0" svg:d="M0.653476 0C0.308761 0.01288 -0.112758 -0.05096 0.0277484 0.49792C0.232158 0.0766 0.640776 0.0256 0.653476 0Z" koffice:nodeTypes="ccc"/>
          <draw:path draw:style-name="gr5" draw:id="shape7" draw:name="path559" draw:layer="" svg:width="0.41938176174pt" svg:height="0.51139899841pt" svg:x="26.58694640000pt" svg:y="35.90475483861pt" svg:viewBox="0 0 0 1" svg:d="M0 0.000574759C0 0.000574759 0.536424 -0.0377452 0.395918 0.511399C0.191508 0.0898788 0.0129016 0.0261748 0 0.000574759Z" koffice:nodeTypes="ccc"/>
        </draw:g>
      </draw:page>
    </office:drawing>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koffice="http://www.koffice.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office:styles>
  <office:automatic-styles>
    <style:style style:name="dp1" style:family="drawing-page"/>
    <style:page-layout style:name="pm1" style:page-usage="all">
      <style:page-layout-properties fo:margin="0.000000000000000pt" fo:padding="0.000000000000000pt" fo:page-height="841.891222259999950pt" fo:page-width="595.276621799999930pt" style:print-orientation="portrait"/>
    </style:page-layout>
  </office:automatic-styles>
  <office:master-styles>
    <style:master-page style:name="Default1" draw:style-name="dp1" style:display-name="Default" style:page-layout-name="pm1">
      <draw:layer-set>
        <draw:layer draw:name=""/>
      </draw:layer-se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4 Alpha 1</meta:generator>
    <dc:title/>
    <meta:initial-creator>Unknown</meta:initial-creator>
    <meta:editing-cycles>0</meta:editing-cycles>
    <dc:date>2011-05-22T07:07:16</dc:date>
    <meta:creation-date>2011-05-22T06:10:55</meta:creation-date>
    <dc:creator>Yue Liu</dc:creator>
  </office:meta>
</office:document-meta>
</file>